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edium1" fo:font-size="20pt" fo:font-style="italic" style:text-underline-style="solid" style:text-underline-width="auto" style:text-underline-color="font-color" fo:font-weight="bold" officeooo:rsid="00068309" officeooo:paragraph-rsid="00068309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style:font-name="Ubuntu Medium1" fo:font-size="12pt" fo:font-style="normal" style:text-underline-style="none" fo:font-weight="normal" officeooo:rsid="00068309" officeooo:paragraph-rsid="00068309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Ubuntu Medium1" fo:font-size="12pt" fo:font-style="normal" style:text-underline-style="none" fo:font-weight="normal" officeooo:rsid="0006c615" officeooo:paragraph-rsid="0006c615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Ubuntu Medium1" fo:font-size="12pt" fo:font-style="normal" style:text-underline-style="none" fo:font-weight="normal" officeooo:rsid="0007805c" officeooo:paragraph-rsid="0007805c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 Medium1" fo:font-size="12pt" fo:font-style="normal" style:text-underline-style="none" fo:font-weight="normal" officeooo:rsid="0007805c" officeooo:paragraph-rsid="00079d03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Ubuntu Medium1" fo:font-size="12pt" fo:font-style="normal" style:text-underline-style="none" fo:font-weight="bold" officeooo:rsid="00068309" officeooo:paragraph-rsid="00068309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Ubuntu Medium1" fo:font-size="12pt" fo:font-style="normal" style:text-underline-style="none" fo:font-weight="bold" officeooo:rsid="00068309" officeooo:paragraph-rsid="0006c615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Ubuntu Medium1" fo:font-size="15pt" fo:font-style="normal" style:text-underline-style="none" fo:font-weight="bold" officeooo:rsid="00068309" officeooo:paragraph-rsid="00068309" style:font-size-asian="13.1000003814697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text-properties style:font-name="Ubuntu Medium1" fo:font-size="15pt" fo:font-style="normal" style:text-underline-style="none" fo:font-weight="bold" officeooo:rsid="0007805c" officeooo:paragraph-rsid="0007805c" style:font-size-asian="13.1000003814697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text-properties style:font-name="Ubuntu Medium1" fo:font-size="15pt" fo:font-style="normal" style:text-underline-style="none" fo:font-weight="normal" officeooo:rsid="00068309" officeooo:paragraph-rsid="00068309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text-properties officeooo:paragraph-rsid="0007805c"/>
    </style:style>
    <style:style style:name="P12" style:family="paragraph" style:parent-style-name="Standard">
      <style:text-properties style:font-name="Ubuntu Medium1" fo:font-size="12pt" fo:font-style="normal" style:text-underline-style="none" fo:font-weight="normal" officeooo:rsid="00068309" officeooo:paragraph-rsid="0006830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Ubuntu Medium1" fo:font-size="12pt" fo:font-style="normal" style:text-underline-style="none" fo:font-weight="bold" officeooo:rsid="00068309" officeooo:paragraph-rsid="00068309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style="normal" style:text-underline-style="none" fo:font-weight="bold" officeooo:rsid="0007805c" style:font-size-asian="10.5pt" style:font-style-asian="normal" style:font-weight-asian="bold" style:font-size-complex="12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 Medium"/>
    </style:style>
    <style:style style:name="T6" style:family="text">
      <style:text-properties style:font-name="Ubuntu Medium" fo:font-size="15pt" fo:font-weight="bold" style:font-size-asian="13.1000003814697pt" style:font-weight-asian="bold" style:font-size-complex="15pt" style:font-weight-complex="bold"/>
    </style:style>
    <style:style style:name="T7" style:family="text">
      <style:text-properties style:font-name="Ubuntu Medium" fo:font-size="15pt" fo:font-weight="bold" officeooo:rsid="00079d03" style:font-size-asian="13.1000003814697pt" style:font-weight-asian="bold" style:font-size-complex="15pt" style:font-weight-complex="bold"/>
    </style:style>
    <style:style style:name="T8" style:family="text">
      <style:text-properties style:font-name="Ubuntu Medium" fo:font-weight="bold" style:font-weight-asian="bold" style:font-weight-complex="bold"/>
    </style:style>
    <style:style style:name="T9" style:family="text">
      <style:text-properties style:font-name="Ubuntu Medium" fo:font-weight="bold" officeooo:rsid="00079d03" style:font-weight-asian="bold" style:font-weight-complex="bold"/>
    </style:style>
    <style:style style:name="T10" style:family="text">
      <style:text-properties style:font-name="Ubuntu Medium" officeooo:rsid="00079d03"/>
    </style:style>
    <style:style style:name="T11" style:family="text">
      <style:text-properties officeooo:rsid="00082b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nect Environment Setup:</text:p>
      <text:p text:style-name="P1"/>
      <text:p text:style-name="P8">Prerequisites:</text:p>
      <text:p text:style-name="P2">Ubuntu 14.04 and Higher</text:p>
      <text:p text:style-name="P2"/>
      <text:p text:style-name="P8">Step I:</text:p>
      <text:p text:style-name="P2">Open the terminal and enter the following commands:</text:p>
      <text:p text:style-name="P8"><text:span text:style-name="T2"><text:tab/></text:span><text:span text:style-name="T1">sudo apt-get install python-opencv</text:span></text:p>
      <text:p text:style-name="P6"><text:tab/>sudo apt-get install python-freenect</text:p>
      <text:p text:style-name="P6"><text:tab/>sudo apt-get install python-numpy</text:p>
      <text:p text:style-name="P6"><text:tab/>sudo apt-get install python-time</text:p>
      <text:p text:style-name="P6"><text:tab/>sudo apt-get install python-serial</text:p>
      <text:p text:style-name="P6"><text:tab/>sudo apt-get install python-matplotlib</text:p>
      <text:p text:style-name="P10"/>
      <text:p text:style-name="P2">After installing, open python in the terminal by typing <text:span text:style-name="T4">python </text:span>and hit enter</text:p>
      <text:p text:style-name="P2">Observe the version of python. In Ubuntu 14.04 it is python 2.7.6 and in 15.04 it is python 2.7.9. It should be higher than python 2.7.6</text:p>
      <text:p text:style-name="P2"/>
      <text:p text:style-name="P2">Now try importing the following libraries in python</text:p>
      <text:p text:style-name="P6"><text:tab/>import freenect</text:p>
      <text:p text:style-name="P6"><text:tab/>import cv2</text:p>
      <text:p text:style-name="P6"><text:tab/>import numpy</text:p>
      <text:p text:style-name="P6"><text:tab/>import time</text:p>
      <text:p text:style-name="P6"><text:tab/>import serial</text:p>
      <text:p text:style-name="P6"><text:tab/>import math</text:p>
      <text:p text:style-name="P6"><text:tab/>import matplotlib</text:p>
      <text:p text:style-name="P6"><text:s/></text:p>
      <text:p text:style-name="P3">If while importing matplotlib it gives an error than you have to <text:span text:style-name="T4">sudo chown </text:span>the matplotlib directory to use it.</text:p>
      <text:p text:style-name="P7"/>
      <text:p text:style-name="P9">Step II:</text:p>
      <text:p text:style-name="P4">Next we have to install the IDE for python programming i.e. Pycharm</text:p>
      <text:p text:style-name="P4">Enter the following commands in the terminal:</text:p>
      <text:p text:style-name="P4"/>
      <text:p text:style-name="P4"><text:span text:style-name="Source_20_Text"><text:span text:style-name="T4"><text:tab/>wget -q -O - http://archive.getdeb.net/getdeb-archive.key | sudo apt-key add -</text:span></text:span></text:p>
      <text:p text:style-name="P11"><text:span text:style-name="Source_20_Text"><text:span text:style-name="T3"><text:tab/></text:span></text:span><text:span text:style-name="Source_20_Text"><text:span text:style-name="T4">sudo sh -c 'echo "deb http://archive.getdeb.net/ubuntu trusty-getdeb apps" &gt;&gt; /etc/apt/sources.list.d/getdeb.list'</text:span></text:span></text:p>
      <text:p text:style-name="P11"><text:span text:style-name="Source_20_Text"><text:span text:style-name="T3"><text:tab/></text:span></text:span><text:span text:style-name="Source_20_Text"><text:span text:style-name="T4">sudo apt-get update</text:span></text:span></text:p>
      <text:p text:style-name="P11"><text:span text:style-name="Source_20_Text"><text:span text:style-name="T3"><text:tab/></text:span></text:span><text:span text:style-name="Source_20_Text"><text:span text:style-name="T4">sudo apt-get install pycharm</text:span></text:span></text:p>
      <text:p text:style-name="P4"><text:span text:style-name="Source_20_Text"><text:span text:style-name="T4"><text:tab/></text:span></text:span></text:p>
      <text:p text:style-name="P4"><text:span text:style-name="Source_20_Text">This will install the pycharm community edition 4.5. </text:span></text:p>
      <text:p text:style-name="P4"><text:span text:style-name="Source_20_Text">When in opens it may ask you to configure python interpreter. Click on the message and select python 2.7 as the default interpreter</text:span></text:p>
      <text:p text:style-name="P4"/>
      <text:p text:style-name="P4"/>
      <text:p text:style-name="P4"><text:soft-page-break/><text:span text:style-name="Source_20_Text"><text:span text:style-name="T6">Step III:</text:span></text:span></text:p>
      <text:p text:style-name="P4"><text:span text:style-name="Source_20_Text"><text:span text:style-name="T5">Next we have to install the IDE for Embedded C programming i.e. CodeBlocks</text:span></text:span></text:p>
      <text:p text:style-name="P4"><text:span text:style-name="Source_20_Text"><text:span text:style-name="T5">Enter the following command in the terminal: </text:span></text:span></text:p>
      <text:p text:style-name="P4"><text:span text:style-name="Source_20_Text"><text:span text:style-name="T5"><text:tab/></text:span></text:span><text:span text:style-name="Source_20_Text"><text:span text:style-name="T8">sudo apt-get install binutils gcc-avr avr-libc uisp avrdude flex byacc bison codeblocks</text:span></text:span></text:p>
      <text:p text:style-name="P4"><text:span text:style-name="Source_20_Text"><text:span text:style-name="T5">Now follow these steps:</text:span></text:span></text:p>
      <text:p text:style-name="P4"><text:span text:style-name="Source_20_Text"><text:span text:style-name="T5">1.) Create a new project.</text:span></text:span></text:p>
      <text:p text:style-name="P4"><text:span text:style-name="Source_20_Text"><text:span text:style-name="T5">2.) Select AVR Project.</text:span></text:span></text:p>
      <text:p text:style-name="P4"><text:span text:style-name="Source_20_Text"><text:span text:style-name="T5">3.) Make sure that compiler selected is GNU AVR GCC Compiler</text:span></text:span></text:p>
      <text:p text:style-name="P5"><text:span text:style-name="Source_20_Text"><text:span text:style-name="T10">4.) Give project name and hit Next</text:span></text:span></text:p>
      <text:p text:style-name="P5"><text:span text:style-name="Source_20_Text"><text:span text:style-name="T10">5.) Select </text:span></text:span><text:span text:style-name="Source_20_Text"><text:span text:style-name="T9">atmega2560 </text:span></text:span><text:span text:style-name="Source_20_Text"><text:span text:style-name="T10">as the default microcontroller.</text:span></text:span></text:p>
      <text:p text:style-name="P5"><text:span text:style-name="Source_20_Text"><text:span text:style-name="T10">6.) Set the clock frequency to 14745600UL</text:span></text:span></text:p>
      <text:p text:style-name="P5"><text:span text:style-name="Source_20_Text"><text:span text:style-name="T10">7.) Now go to settings-&gt; Compiler...-&gt; toolchain Executables in Codeblocks and set all the compiler settings to avr-gcc. Make debugger the default one.</text:span></text:span></text:p>
      <text:p text:style-name="P5"><text:span text:style-name="Source_20_Text"><text:span text:style-name="T10">8.) In Compiler settings check the </text:span></text:span><text:span text:style-name="Source_20_Text"><text:span text:style-name="T9">Optimized Generated code </text:span></text:span><text:span text:style-name="Source_20_Text"><text:span text:style-name="T10"><text:s/>block.</text:span></text:span></text:p>
      <text:p text:style-name="P5"/>
      <text:p text:style-name="P5"><text:span text:style-name="Source_20_Text"><text:span text:style-name="T10">Now build the program. A hex file will be generated for it.</text:span></text:span></text:p>
      <text:p text:style-name="P5"/>
      <text:p text:style-name="P5"><text:span text:style-name="Source_20_Text"><text:span text:style-name="T7">Step IV:</text:span></text:span></text:p>
      <text:p text:style-name="P5"><text:span text:style-name="Source_20_Text"><text:span text:style-name="T10">Next we burn the .hex file on Firebird V</text:span></text:span></text:p>
      <text:p text:style-name="P5"><text:span text:style-name="Source_20_Text"><text:span text:style-name="T10">We need STK with the jumper removed for programming.</text:span></text:span></text:p>
      <text:p text:style-name="P5"><text:span text:style-name="Source_20_Text"><text:span text:style-name="T10">Enter the following commands in terminal: </text:span></text:span></text:p>
      <text:p text:style-name="P5"><text:span text:style-name="Source_20_Text"><text:span text:style-name="T9">avrdude -c stk500v2 -p m2560 -P /dev/ttyACM* -U flash:w:'filename.hex':i</text:span></text:span></text:p>
      <text:p text:style-name="P5"><text:span text:style-name="Source_20_Text"><text:span text:style-name="T9">* </text:span></text:span><text:span text:style-name="Source_20_Text"><text:span text:style-name="T10">means it could be any number 0 or 1 or 2</text:span></text:span></text:p>
      <text:p text:style-name="P5"/>
      <text:p text:style-name="P5"><text:span text:style-name="Source_20_Text"><text:span text:style-name="T10">Before you enter that command you have to give root permission to the device.</text:span></text:span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17:50:27.906161160</meta:creation-date>
    <dc:date>2015-07-07T12:59:18.767989122</dc:date>
    <meta:editing-duration>PT31M3S</meta:editing-duration>
    <meta:editing-cycles>3</meta:editing-cycles>
    <meta:generator>LibreOffice/4.4.2.2$Linux_x86 LibreOffice_project/40m0$Build-2</meta:generator>
    <dc:creator>mukesh </dc:creator>
    <meta:document-statistic meta:table-count="0" meta:image-count="0" meta:object-count="0" meta:page-count="2" meta:paragraph-count="55" meta:word-count="387" meta:character-count="2438" meta:non-whitespace-character-count="2078"/>
  </office:meta>
</office:document-meta>
</file>